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86cm"/>
    </style:style>
    <style:style style:name="gr2" style:family="graphic" style:parent-style-name="standard">
      <style:graphic-properties draw:fill="none" draw:textarea-vertical-align="middle" draw:auto-grow-height="false" fo:min-height="13.086cm" fo:min-width="0cm"/>
    </style:style>
    <style:style style:name="gr3" style:family="graphic" style:parent-style-name="standard">
      <style:graphic-properties draw:fill="none" draw:textarea-vertical-align="middle" draw:auto-grow-height="false" fo:min-height="5.974cm" fo:min-width="0cm"/>
    </style:style>
    <style:style style:name="gr4" style:family="graphic" style:parent-style-name="standard">
      <style:graphic-properties draw:fill="none" draw:textarea-vertical-align="middle" draw:auto-grow-height="false" fo:min-height="1.91cm" fo:min-width="0cm"/>
    </style:style>
    <style:style style:name="gr5" style:family="graphic" style:parent-style-name="standard">
      <style:graphic-properties draw:fill="none" draw:textarea-vertical-align="middle" draw:auto-grow-height="false" fo:min-height="2.683cm" fo:min-width="0cm"/>
    </style:style>
    <style:style style:name="gr6" style:family="graphic" style:parent-style-name="standard">
      <style:graphic-properties draw:fill="none" draw:textarea-vertical-align="middle" draw:auto-grow-height="false" fo:min-height="7.244cm" fo:min-width="0cm"/>
    </style:style>
    <style:style style:name="gr7" style:family="graphic" style:parent-style-name="standard">
      <style:graphic-properties draw:fill="none" draw:textarea-vertical-align="middle" draw:auto-grow-height="false" fo:min-height="11.181cm" fo:min-width="0.667cm"/>
    </style:style>
    <style:style style:name="gr8" style:family="graphic" style:parent-style-name="standard">
      <style:graphic-properties draw:fill="none" draw:textarea-vertical-align="middle" draw:auto-grow-height="false" fo:min-height="21.976cm" fo:min-width="2.012cm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loext:graphic-properties draw:fill="none" draw:fill-color="#ffffff"/>
      <style:text-properties style:font-name="Fira Code"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Fira Code" fo:font-size="11pt" style:font-size-asian="11pt" style:font-size-complex="11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Fira Code" fo:font-size="11pt" style:font-size-asian="11pt" style:font-size-complex="11pt"/>
    </style:style>
    <style:style style:name="T1" style:family="text">
      <style:text-properties fo:color="#ff8000" style:font-name="Fira Code" fo:font-size="28pt" style:font-size-asian="28pt" style:font-size-complex="28pt"/>
    </style:style>
    <style:style style:name="T2" style:family="text">
      <style:text-properties fo:color="#2a6099" style:font-name="Fira Code" fo:font-size="28pt" style:font-size-asian="28pt" style:font-size-complex="28pt"/>
    </style:style>
    <style:style style:name="T3" style:family="text">
      <style:text-properties style:font-name="Fira Code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114cm" svg:height="1.436cm" svg:x="0cm" svg:y="4.364cm">
          <draw:text-box>
            <text:p><text:span text:style-name="T1">&lt;p style="color: blue"&gt;</text:span><text:span text:style-name="T2">Блок текста</text:span><text:span text:style-name="T1">&lt;/p&gt;</text:span></text:p>
          </draw:text-box>
        </draw:frame>
        <draw:custom-shape draw:style-name="gr2" draw:text-style-name="P2" draw:layer="layout" svg:width="0.508cm" svg:height="13.335cm" draw:transform="rotate (1.5707963267949) translate (0.381cm 6.223cm)">
          <text:p/>
          <draw:enhanced-geometry svg:viewBox="0 0 21600 21600" draw:glue-points="21600 0 0 10800 21600 21600" draw:text-areas="6350 ?f3 21600 ?f4" draw:mirror-horizontal="false" draw:mirror-vertical="false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" draw:text-style-name="P2" draw:layer="layout" svg:width="0.508cm" svg:height="6.223cm" draw:transform="rotate (1.5707963267949) translate (13.97cm 6.223cm)">
          <text:p/>
          <draw:enhanced-geometry svg:viewBox="0 0 21600 21600" draw:glue-points="21600 0 0 10800 21600 21600" draw:text-areas="6350 ?f3 21600 ?f4" draw:mirror-horizontal="false" draw:mirror-vertical="false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" draw:text-style-name="P2" draw:layer="layout" svg:width="0.508cm" svg:height="2.159cm" draw:transform="rotate (1.5707963267949) translate (20.447cm 6.223cm)">
          <text:p/>
          <draw:enhanced-geometry svg:viewBox="0 0 21600 21600" draw:glue-points="21600 0 0 10800 21600 21600" draw:text-areas="6350 ?f3 21600 ?f4" draw:mirror-horizontal="false" draw:mirror-vertical="false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" draw:text-style-name="P2" draw:layer="layout" svg:width="0.508cm" svg:height="2.932cm" draw:transform="rotate (-1.5707963267949) translate (5.08cm 3.937cm)">
          <text:p/>
          <draw:enhanced-geometry svg:viewBox="0 0 21600 21600" draw:glue-points="21600 0 0 10800 21600 21600" draw:text-areas="6350 ?f3 21600 ?f4" draw:mirror-horizontal="false" draw:mirror-vertical="false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" draw:text-style-name="P2" draw:layer="layout" svg:width="0.508cm" svg:height="7.493cm" draw:transform="rotate (-1.5707963267949) translate (13.081cm 3.937cm)">
          <text:p/>
          <draw:enhanced-geometry svg:viewBox="0 0 21600 21600" draw:glue-points="21600 0 0 10800 21600 21600" draw:text-areas="6350 ?f3 21600 ?f4" draw:mirror-horizontal="false" draw:mirror-vertical="false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" draw:text-style-name="P2" draw:layer="layout" svg:width="1.651cm" svg:height="11.43cm" draw:transform="rotate (-1.5707963267949) translate (13.335cm 2.794cm)">
          <text:p/>
          <draw:enhanced-geometry svg:viewBox="0 0 21600 21600" draw:glue-points="21600 0 0 10800 21600 21600" draw:text-areas="6350 ?f3 21600 ?f4" draw:mirror-horizontal="false" draw:mirror-vertical="false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" draw:text-style-name="P2" draw:layer="layout" svg:width="3.556cm" svg:height="22.225cm" draw:transform="rotate (-1.5707963267949) translate (22.606cm 0.889cm)">
          <text:p/>
          <draw:enhanced-geometry svg:viewBox="0 0 21600 21600" draw:glue-points="21600 0 0 10800 21600 21600" draw:text-areas="6350 ?f3 21600 ?f4" draw:mirror-horizontal="false" draw:mirror-vertical="false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9" draw:text-style-name="P3" draw:layer="layout" svg:width="4.953cm" svg:height="0.889cm" svg:x="4.945cm" svg:y="6.477cm">
          <draw:text-box>
            <text:p><text:span text:style-name="T3">Открывающий тэг</text:span></text:p>
          </draw:text-box>
        </draw:frame>
        <draw:frame draw:style-name="gr10" draw:text-style-name="P5" draw:layer="layout" svg:width="3.302cm" svg:height="1.27cm" svg:x="19.912cm" svg:y="6.477cm">
          <draw:text-box>
            <text:p text:style-name="P4"><text:span text:style-name="T3">Закрывающий</text:span></text:p>
            <text:p text:style-name="P4"><text:span text:style-name="T3">тэг</text:span></text:p>
          </draw:text-box>
        </draw:frame>
        <draw:frame draw:style-name="gr9" draw:text-style-name="P3" draw:layer="layout" svg:width="4.953cm" svg:height="0.889cm" svg:x="14.731cm" svg:y="6.477cm">
          <draw:text-box>
            <text:p><text:span text:style-name="T3">Содержимое элемента</text:span></text:p>
          </draw:text-box>
        </draw:frame>
        <draw:frame draw:style-name="gr9" draw:text-style-name="P3" draw:layer="layout" svg:width="4.953cm" svg:height="0.889cm" svg:x="5.361cm" svg:y="2.032cm">
          <draw:text-box>
            <text:p><text:span text:style-name="T3">Атрибут элемента</text:span></text:p>
          </draw:text-box>
        </draw:frame>
        <draw:frame draw:style-name="gr9" draw:text-style-name="P3" draw:layer="layout" svg:width="3.429cm" svg:height="0.889cm" svg:x="1.932cm" svg:y="3.175cm">
          <draw:text-box>
            <text:p><text:span text:style-name="T3">Имя атрибута</text:span></text:p>
          </draw:text-box>
        </draw:frame>
        <draw:frame draw:style-name="gr9" draw:text-style-name="P3" draw:layer="layout" svg:width="4.554cm" svg:height="0.889cm" svg:x="7.033cm" svg:y="3.176cm">
          <draw:text-box>
            <text:p><text:span text:style-name="T3">Значение атрибута</text:span></text:p>
          </draw:text-box>
        </draw:frame>
        <draw:frame draw:style-name="gr9" draw:text-style-name="P3" draw:layer="layout" svg:width="3.429cm" svg:height="0.889cm" svg:x="9.19cm" svg:y="0cm">
          <draw:text-box>
            <text:p><text:span text:style-name="T3">HTML-элемент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3cm" fo:page-height="7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1.2$Windows_X86_64 LibreOffice_project/5d19a1bfa650b796764388cd8b33a5af1f5baa1b</meta:generator>
    <dc:date>2018-10-02T14:51:02.859000000</dc:date>
    <meta:editing-duration>PT25M17S</meta:editing-duration>
    <meta:editing-cycles>4</meta:editing-cycles>
    <meta:document-statistic meta:object-count="15"/>
  </office:meta>
</office:document-meta>
</file>